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Western Illinois (5-5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Eastern Illinois (4-5)</text:p>
          </table:table-cell>
          <table:table-cell office:value-type="string">
            <text:p>15</text:p>
          </table:table-cell>
          <table:table-cell office:value-type="string">
            <text:p>23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3</text:p>
          </table:table-cell>
          <table:table-cell office:value-type="string">
            <text:p>38</text:p>
          </table:table-cell>
          <table:table-cell office:value-type="string">
            <text:p>.342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33</text:p>
          </table:table-cell>
          <table:table-cell office:value-type="string">
            <text:p>.212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2</text:p>
          </table:table-cell>
          <table:table-cell office:value-type="string">
            <text:p>39</text:p>
          </table:table-cell>
          <table:table-cell office:value-type="string">
            <text:p>.333</text:p>
          </table:table-cell>
        </table:table-row>
        <table:table-row>
          <table:table-cell office:value-type="string">
            <text:p>Eastern Illinoi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40</text:p>
          </table:table-cell>
          <table:table-cell office:value-type="string">
            <text:p>.07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11</text:p>
          </table:table-cell>
          <table:table-cell office:value-type="string">
            <text:p>48</text:p>
          </table:table-cell>
          <table:table-cell office:value-type="string">
            <text:p>.12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8</text:p>
          </table:table-cell>
          <table:table-cell office:value-type="string">
            <text:p>48</text:p>
          </table:table-cell>
          <table:table-cell office:value-type="string">
            <text:p>.062</text:p>
          </table:table-cell>
        </table:table-row>
      </table:table>
      <table:table table:name="Sheet 2"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eezah Washington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Shiah Sanders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.23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Jaime Johnson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-.333</text:p>
          </table:table-cell>
          <table:table-cell office:value-type="string">
            <text:p>3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elanie Patenaud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Grov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Shalyn Greenhaw </text:p>
          </table:table-cell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2</text:p>
          </table:table-cell>
          <table:table-cell office:value-type="string">
            <text:p>35</text:p>
          </table:table-cell>
          <table:table-cell office:value-type="string">
            <text:p>.3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Cassie Hunt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Mackenzie Steckler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.4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Makenzie Bous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Emilee Dechant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Emma Norris 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32</text:p>
          </table:table-cell>
          <table:table-cell office:value-type="string">
            <text:p>.375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.5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1</text:p>
          </table:table-cell>
          <table:table-cell office:value-type="string">
            <text:p>8</text:p>
          </table:table-cell>
          <table:table-cell office:value-type="string">
            <text:p>110</text:p>
          </table:table-cell>
          <table:table-cell office:value-type="string">
            <text:p>.300</text:p>
          </table:table-cell>
          <table:table-cell office:value-type="string">
            <text:p>39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60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2.0</text:p>
          </table:table-cell>
        </table:table-row>
      </table:table>
      <table:table table:name="Sheet 3">
        <table:table-row>
          <table:table-cell office:value-type="string">
            <text:p>Eastern Illinoi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MATUSIK, Morgan 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-.09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CUNNINGHAM, Madison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SMITH, Taylor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16</text:p>
          </table:table-cell>
          <table:table-cell office:value-type="string">
            <text:p>.188</text:p>
          </table:table-cell>
          <table:table-cell office:value-type="string">
            <text:p>2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KNIGHT, Abby 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-.2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HUGHES, Anne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5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BROWN, Maria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29</text:p>
          </table:table-cell>
          <table:table-cell office:value-type="string">
            <text:p>.06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FURLIN, Gina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BAILEY, Laurel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6</text:p>
          </table:table-cell>
          <table:table-cell office:value-type="string">
            <text:p>25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RUNGE, Maggie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22</text:p>
          </table:table-cell>
          <table:table-cell office:value-type="string">
            <text:p>.09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SOMMER, Katie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MAY, Lexi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.54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7</text:p>
          </table:table-cell>
          <table:table-cell office:value-type="string">
            <text:p>25</text:p>
          </table:table-cell>
          <table:table-cell office:value-type="string">
            <text:p>136</text:p>
          </table:table-cell>
          <table:table-cell office:value-type="string">
            <text:p>.088</text:p>
          </table:table-cell>
          <table:table-cell office:value-type="string">
            <text:p>33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5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42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